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  <table:table-cell table:style-name="ce2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  <table:table-cell/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office:value-type="float" office:value="828.868" calcext:value-type="float">
            <text:p>828.86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8" calcext:value-type="float">
            <text:p>0.08</text:p>
          </table:table-cell>
          <table:table-cell office:value-type="float" office:value="896.983" calcext:value-type="float">
            <text:p>896.98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9" calcext:value-type="float">
            <text:p>0.09</text:p>
          </table:table-cell>
          <table:table-cell office:value-type="float" office:value="891.975" calcext:value-type="float">
            <text:p>891.9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9" calcext:value-type="float">
            <text:p>0.09</text:p>
          </table:table-cell>
          <table:table-cell office:value-type="float" office:value="961.154" calcext:value-type="float">
            <text:p>961.15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09" calcext:value-type="float">
            <text:p>0.09</text:p>
          </table:table-cell>
          <table:table-cell office:value-type="float" office:value="1328.479" calcext:value-type="float">
            <text:p>1328.47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office:value-type="float" office:value="1399.925" calcext:value-type="float">
            <text:p>1399.925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Problem 4 (Classical)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09" calcext:value-type="float">
            <text:p>0.09</text:p>
          </table:table-cell>
          <table:table-cell office:value-type="float" office:value="1330.876" calcext:value-type="float">
            <text:p>1330.87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roblem 4 (FSM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office:value-type="float" office:value="1402.251" calcext:value-type="float">
            <text:p>1402.2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Problem 5 (Classical)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1" calcext:value-type="float">
            <text:p>0.1</text:p>
          </table:table-cell>
          <table:table-cell office:value-type="float" office:value="1843.884" calcext:value-type="float">
            <text:p>1843.884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Problem 5 (FSM)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1.46" calcext:value-type="float">
            <text:p>81.46</text:p>
          </table:table-cell>
          <table:table-cell office:value-type="float" office:value="75771.192" calcext:value-type="float">
            <text:p>75771.192</text:p>
          </table:table-cell>
          <table:table-cell office:value-type="float" office:value="209738" calcext:value-type="float">
            <text:p>209738</text:p>
          </table:table-cell>
          <table:table-cell/>
        </table:table-row>
        <table:table-row table:style-name="ro1">
          <table:table-cell office:value-type="string" calcext:value-type="string">
            <text:p>Problem 6 (Classica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lem 6 (FSM)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4972.595" calcext:value-type="float">
            <text:p>4972.595</text:p>
          </table:table-cell>
          <table:table-cell office:value-type="float" office:value="1227" calcext:value-type="float">
            <text:p>12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0:51:31.514589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3:19:28.326831815</meta:creation-date>
    <dc:date>2021-04-20T20:59:13.531368546</dc:date>
    <meta:editing-duration>PT20M45S</meta:editing-duration>
    <meta:editing-cycles>5</meta:editing-cycles>
    <meta:generator>LibreOffice/6.4.7.2$Linux_X86_64 LibreOffice_project/40$Build-2</meta:generator>
    <meta:document-statistic meta:table-count="1" meta:cell-count="73" meta:object-count="0"/>
  </office:meta>
</office:document-meta>
</file>